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adcf7" draw:textarea-horizontal-align="justify" draw:textarea-vertical-align="middle" draw:auto-grow-height="false" fo:min-height="2.209cm" fo:min-width="4.648cm"/>
    </style:style>
    <style:style style:name="gr2" style:family="graphic" style:parent-style-name="standard">
      <style:graphic-properties draw:fill="solid" draw:fill-color="#aadcf7" draw:textarea-horizontal-align="justify" draw:textarea-vertical-align="middle" draw:auto-grow-height="false" fo:min-height="3.853cm" fo:min-width="4.6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aadcf7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4cm" svg:height="3.056cm" svg:x="31.4cm" svg:y="27.444cm"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<text:tab/>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xml:id="id1" draw:id="id1" draw:layer="layout" svg:width="6.4cm" svg:height="5.1cm" svg:x="41.2cm" svg:y="22cm"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<text:tab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3" draw:layer="layout" draw:type="curve" svg:x1="41.2cm" svg:y1="24.55cm" svg:x2="34.6cm" svg:y2="27.444cm" draw:start-shape="id1" draw:start-glue-point="3" draw:end-shape="id2" draw:end-glue-point="0" svg:d="M41200 24550c-4400 0-6600 964-6600 2894" svg:viewBox="0 0 6601 289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6-09T21:42:39.370000000</meta:creation-date>
    <dc:date>2019-07-06T17:57:35.430250477</dc:date>
    <meta:editing-duration>PT3H20M59S</meta:editing-duration>
    <meta:editing-cycles>27</meta:editing-cycles>
    <meta:generator>LibreOfficeDev/6.4.0.0.alpha0$Linux_X86_64 LibreOffice_project/3cdc1b35b9d86bcfa1277e3e94925ae7b18b8fde</meta:generator>
    <meta:document-statistic meta:object-count="3"/>
  </office:meta>
</office:document-meta>
</file>